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38cm" fo:min-width="4.301cm"/>
    </style:style>
    <style:style style:name="gr2" style:family="graphic" style:parent-style-name="standard">
      <style:graphic-properties svg:stroke-color="#3465a4" draw:fill="solid" draw:fill-color="#729fcf" draw:textarea-horizontal-align="justify" draw:textarea-vertical-align="middle" draw:auto-grow-height="false" fo:min-height="2.05cm" fo:min-width="2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  <style:text-properties fo:font-size="10pt" fo:font-weight="bold" style:font-size-asian="18pt" style:font-weight-asian="bold" style:font-size-complex="18pt" style:font-weight-complex="bold"/>
    </style:style>
    <style:style style:name="P3" style:family="paragraph">
      <loext:graphic-properties draw:fill="none"/>
      <style:paragraph-properties fo:text-align="center"/>
      <style:text-properties fo:font-size="10pt" style:font-size-asian="18pt" style:font-size-complex="18pt"/>
    </style:style>
    <style:style style:name="P4" style:family="paragraph">
      <style:paragraph-properties fo:text-align="end"/>
    </style:style>
    <style:style style:name="T1" style:family="text">
      <style:text-properties fo:font-size="10pt" fo:font-weight="bold" style:font-size-asian="18pt" style:font-weight-asian="bold" style:font-size-complex="18pt" style:font-weight-complex="bold"/>
    </style:style>
    <style:style style:name="T2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5" draw:id="id5" draw:layer="layout" svg:width="4.8cm" svg:height="2.7cm" svg:x="9.7cm" svg:y="12cm">
          <text:p text:style-name="P1">B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xml:id="id1" draw:id="id1" draw:layer="layout" svg:width="2.8cm" svg:height="2.3cm" svg:x="13.8cm" svg:y="6.1cm">
          <text:p text:style-name="P1"><text:span text:style-name="T1">Controlador</text:span></text:p>
          <text:p text:style-name="P1"><text:span text:style-name="T1">AppWe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2.8cm" svg:height="2.3cm" svg:x="13.8cm" svg:y="1.7cm">
          <text:p text:style-name="P1"><text:span text:style-name="T1">IU</text:span></text:p>
          <text:p text:style-name="P1"><text:span text:style-name="T1">AppWe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2.8cm" svg:height="2.3cm" svg:x="3.701cm" svg:y="1.6cm">
          <text:p text:style-name="P1"><text:span text:style-name="T1">IU</text:span></text:p>
          <text:p text:style-name="P1"><text:span text:style-name="T1">AppMov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0" draw:id="id10" draw:layer="layout" svg:width="2.8cm" svg:height="2.3cm" svg:x="16.2cm" svg:y="19cm">
          <text:p text:style-name="P1"><text:span text:style-name="T1">IU</text:span></text:p>
          <text:p text:style-name="P1"><text:span text:style-name="T1">AppUsuari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9" draw:id="id9" draw:layer="layout" svg:width="2.8cm" svg:height="2.3cm" svg:x="16.2cm" svg:y="15cm">
          <text:p text:style-name="P1"><text:span text:style-name="T1">Controlador</text:span></text:p>
          <text:p text:style-name="P1"><text:span text:style-name="T1">AppUsuari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" draw:id="id4" draw:layer="layout" svg:width="2.8cm" svg:height="2.3cm" svg:x="3.8cm" svg:y="6.1cm">
          <text:p text:style-name="P1"><text:span text:style-name="T1">Controlador</text:span></text:p>
          <text:p text:style-name="P1"><text:span text:style-name="T1">AppMov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8" draw:id="id8" draw:layer="layout" svg:width="2.8cm" svg:height="2.3cm" svg:x="7.2cm" svg:y="9.3cm">
          <text:p text:style-name="P1"><text:span text:style-name="T1">Web</text:span></text:p>
          <text:p text:style-name="P1"><text:span text:style-name="T1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7" draw:id="id7" draw:layer="layout" svg:width="2.8cm" svg:height="2.3cm" svg:x="3.7cm" svg:y="16cm">
          <text:p text:style-name="P1"><text:span text:style-name="T1">GC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6" draw:id="id6" draw:layer="layout" svg:width="2.8cm" svg:height="2.3cm" svg:x="10.7cm" svg:y="16.8cm">
          <text:p text:style-name="P1"><text:span text:style-name="T1">App</text:span></text:p>
          <text:p text:style-name="P1"><text:span text:style-name="T1">ControlPasaj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line-skew="1.899cm" svg:x1="16.6cm" svg:y1="7.25cm" svg:x2="16.6cm" svg:y2="2.85cm" draw:start-shape="id1" draw:start-glue-point="1" draw:end-shape="id2" draw:end-glue-point="1" svg:d="M16600 7250h2400v-4400h-2400" svg:viewBox="0 0 2401 4401">
          <text:p text:style-name="P1"><text:span text:style-name="T2"/></text:p>
          <text:p text:style-name="P1"><text:span text:style-name="T2">Mostrar móviles</text:span></text:p>
          <text:p text:style-name="P1"><text:span text:style-name="T2">Y pasajes</text:span></text:p>
        </draw:connector>
        <draw:connector draw:style-name="gr3" draw:text-style-name="P3" draw:layer="layout" svg:x1="15.2cm" svg:y1="4cm" svg:x2="15.2cm" svg:y2="6.1cm" draw:start-shape="id2" draw:start-glue-point="2" draw:end-shape="id1" svg:d="M15200 4000v2100" svg:viewBox="0 0 1 2101">
          <text:p text:style-name="P1"><text:span text:style-name="T2">Crear pedido</text:span></text:p>
        </draw:connector>
        <draw:connector draw:style-name="gr3" draw:text-style-name="P3" draw:layer="layout" svg:x1="5.101cm" svg:y1="3.9cm" svg:x2="5.2cm" svg:y2="6.1cm" draw:start-shape="id3" draw:start-glue-point="2" draw:end-shape="id4" draw:end-glue-point="0" svg:d="M5101 3900v1100h99v1100" svg:viewBox="0 0 100 2201">
          <text:p text:style-name="P1"><text:span text:style-name="T2">Aceptar o</text:span></text:p>
          <text:p text:style-name="P1"><text:span text:style-name="T2">Rechazar</text:span></text:p>
          <text:p text:style-name="P1"><text:span text:style-name="T2">pasaje</text:span></text:p>
        </draw:connector>
        <draw:connector draw:style-name="gr3" draw:text-style-name="P3" draw:layer="layout" draw:line-skew="-1.5cm" svg:x1="3.8cm" svg:y1="7.25cm" svg:x2="3.701cm" svg:y2="2.75cm" draw:start-shape="id4" draw:start-glue-point="3" draw:end-shape="id3" draw:end-glue-point="3" svg:d="M3800 7250h-2100v-4500h2001" svg:viewBox="0 0 2101 4501">
          <text:p text:style-name="P1"><text:span text:style-name="T2">Mostrar pasaje</text:span></text:p>
        </draw:connector>
        <draw:connector draw:style-name="gr3" draw:text-style-name="P3" draw:layer="layout" svg:x1="15.2cm" svg:y1="8.4cm" svg:x2="14.5cm" svg:y2="13.35cm" draw:start-shape="id1" draw:start-glue-point="2" draw:end-shape="id5" draw:end-glue-point="8" svg:d="M15200 8400v4950h-700" svg:viewBox="0 0 701 4951">
          <text:p text:style-name="P1"><text:span text:style-name="T2">Cargar pedidos</text:span></text:p>
        </draw:connector>
        <draw:connector draw:style-name="gr3" draw:text-style-name="P3" draw:layer="layout" svg:x1="13.8cm" svg:y1="7.25cm" svg:x2="12.1cm" svg:y2="12cm" draw:start-shape="id1" draw:start-glue-point="3" draw:end-shape="id5" draw:end-glue-point="5" svg:d="M13800 7250h-1700v4750" svg:viewBox="0 0 1701 4751">
          <text:p text:style-name="P1"><text:span text:style-name="T2">Obtener móviles</text:span></text:p>
          <text:p text:style-name="P1"><text:span text:style-name="T2"><text:s/></text:span><text:span text:style-name="T2">y pasajes</text:span></text:p>
        </draw:connector>
        <draw:connector draw:style-name="gr3" draw:text-style-name="P3" draw:layer="layout" svg:x1="12.1cm" svg:y1="16.8cm" svg:x2="12.1cm" svg:y2="14.7cm" draw:start-shape="id6" draw:start-glue-point="0" draw:end-shape="id5" draw:end-glue-point="7" svg:d="M12100 16800v-2100" svg:viewBox="0 0 1 2101">
          <text:p text:style-name="P1"><text:span text:style-name="T2">Obtener móviles</text:span></text:p>
          <text:p text:style-name="P1"><text:span text:style-name="T2">Y pasajes</text:span></text:p>
        </draw:connector>
        <draw:connector draw:style-name="gr3" draw:text-style-name="P3" draw:layer="layout" svg:x1="12.1cm" svg:y1="19.1cm" svg:x2="5.1cm" svg:y2="18.3cm" draw:start-shape="id6" draw:start-glue-point="2" draw:end-shape="id7" draw:end-glue-point="2" svg:d="M12100 19100v501h-7000v-1301" svg:viewBox="0 0 7001 1302">
          <text:p text:style-name="P1"><text:span text:style-name="T2">Asignar pasaje</text:span></text:p>
        </draw:connector>
        <draw:connector draw:style-name="gr3" draw:text-style-name="P3" draw:layer="layout" svg:x1="5.1cm" svg:y1="16cm" svg:x2="5.2cm" svg:y2="8.4cm" draw:start-shape="id7" draw:start-glue-point="0" draw:end-shape="id4" svg:d="M5100 16000v-3800h100v-3800" svg:viewBox="0 0 101 7601">
          <text:p text:style-name="P1"><text:span text:style-name="T2">Enviar mensaje</text:span></text:p>
          <text:p text:style-name="P1"><text:span text:style-name="T2">push</text:span></text:p>
        </draw:connector>
        <draw:connector draw:style-name="gr3" draw:text-style-name="P3" draw:layer="layout" svg:x1="8.6cm" svg:y1="11.6cm" svg:x2="9.7cm" svg:y2="13.35cm" draw:start-shape="id8" draw:start-glue-point="2" draw:end-shape="id5" svg:d="M8600 11600v1750h1100" svg:viewBox="0 0 1101 1751">
          <text:p text:style-name="P1"><text:span text:style-name="T2">Cargar</text:span></text:p>
          <text:p text:style-name="P1"><text:span text:style-name="T2">respuesta</text:span></text:p>
        </draw:connector>
        <draw:connector draw:style-name="gr3" draw:text-style-name="P3" draw:layer="layout" svg:x1="6.6cm" svg:y1="7.25cm" svg:x2="8.6cm" svg:y2="9.3cm" draw:start-shape="id4" draw:start-glue-point="1" draw:end-shape="id8" draw:end-glue-point="0" svg:d="M6600 7250h2000v2050" svg:viewBox="0 0 2001 2051">
          <text:p text:style-name="P1"><text:span text:style-name="T2">Aceptar o</text:span></text:p>
          <text:p text:style-name="P1"><text:span text:style-name="T2">Rechazar</text:span></text:p>
          <text:p text:style-name="P1"><text:span text:style-name="T2">pasaje</text:span></text:p>
        </draw:connector>
        <draw:connector draw:style-name="gr3" draw:text-style-name="P3" draw:layer="layout" svg:x1="17.6cm" svg:y1="15cm" svg:x2="14.5cm" svg:y2="13.35cm" draw:start-shape="id9" draw:start-glue-point="0" draw:end-shape="id5" draw:end-glue-point="8" svg:d="M17600 15000v-1650h-3100" svg:viewBox="0 0 3101 1651">
          <text:p text:style-name="P4"><text:span text:style-name="T2">Cargar pedido</text:span></text:p>
        </draw:connector>
        <draw:connector draw:style-name="gr3" draw:text-style-name="P3" draw:layer="layout" svg:x1="17.6cm" svg:y1="19cm" svg:x2="17.6cm" svg:y2="17.3cm" draw:start-shape="id10" draw:start-glue-point="0" draw:end-shape="id9" draw:end-glue-point="2" svg:d="M17600 19000v-1700" svg:viewBox="0 0 1 1701">
          <text:p text:style-name="P1"><text:span text:style-name="T2">Pedir móvil</text:span></text:p>
        </draw:connector>
        <draw:connector draw:style-name="gr3" draw:text-style-name="P3" draw:layer="layout" draw:line-skew="-0.899cm" svg:x1="16.2cm" svg:y1="16.15cm" svg:x2="16.2cm" svg:y2="20.15cm" draw:start-shape="id9" draw:start-glue-point="3" draw:end-shape="id10" draw:end-glue-point="3" svg:d="M16200 16150h-1400v4000h1400" svg:viewBox="0 0 1401 4001">
          <text:p text:style-name="P1"><text:span text:style-name="T2">Mostrar</text:span></text:p>
          <text:p text:style-name="P1"><text:span text:style-name="T2">Estado del</text:span></text:p>
          <text:p text:style-name="P1"><text:span text:style-name="T2">pedido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bastian </meta:initial-creator>
    <meta:creation-date>2016-07-08T00:44:11.039050529</meta:creation-date>
    <dc:date>2016-07-08T01:24:23.631821824</dc:date>
    <dc:creator>sebastian </dc:creator>
    <meta:editing-duration>PT23M49S</meta:editing-duration>
    <meta:editing-cycles>2</meta:editing-cycles>
    <meta:generator>LibreOffice/5.0.3.2$Linux_X86_64 LibreOffice_project/00m0$Build-2</meta:generator>
    <meta:document-statistic meta:object-count="24"/>
  </office:meta>
</office:document-meta>
</file>